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2" style:family="paragraph">
      <style:paragraph-properties fo:text-align="center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3" style:family="paragraph">
      <style:paragraph-properties fo:text-align="center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2" draw:layer="layout" svg:width="4.5cm" svg:height="4cm" svg:x="7.881cm" svg:y="4.919cm">
          <text:p text:style-name="P1"><text:span text:style-name="T1">嵌入式系统</text:span></text:p>
        </draw:ellipse>
        <draw:ellipse draw:style-name="gr2" draw:text-style-name="P2" draw:id="id7" draw:layer="layout" svg:width="6.119cm" svg:height="3cm" svg:x="14.262cm" svg:y="5.419cm">
          <text:p text:style-name="P1"><text:span text:style-name="T1">单片机原理与应用</text:span></text:p>
        </draw:ellipse>
        <draw:ellipse draw:style-name="gr2" draw:text-style-name="P2" draw:id="id5" draw:layer="layout" svg:width="6.5cm" svg:height="3cm" svg:x="14.036cm" svg:y="1.419cm">
          <text:p text:style-name="P1"><text:span text:style-name="T1">微机原理与接口技术</text:span></text:p>
        </draw:ellipse>
        <draw:ellipse draw:style-name="gr2" draw:text-style-name="P2" draw:id="id6" draw:layer="layout" svg:width="5.655cm" svg:height="2.5cm" svg:x="14.381cm" svg:y="9.919cm">
          <text:p text:style-name="P1"><text:span text:style-name="T1">操作系统原理</text:span></text:p>
        </draw:ellipse>
        <draw:ellipse draw:style-name="gr2" draw:text-style-name="P2" draw:id="id3" draw:layer="layout" svg:width="5.5cm" svg:height="2.5cm" svg:x="0.881cm" svg:y="5.419cm">
          <text:p text:style-name="P1"><text:span text:style-name="T1">数据结构</text:span></text:p>
        </draw:ellipse>
        <draw:ellipse draw:style-name="gr2" draw:text-style-name="P2" draw:id="id1" draw:layer="layout" svg:width="6cm" svg:height="3cm" svg:x="0.381cm" svg:y="9.419cm">
          <text:p text:style-name="P1"><text:span text:style-name="T1">算法分析与设计</text:span></text:p>
        </draw:ellipse>
        <draw:ellipse draw:style-name="gr2" draw:text-style-name="P2" draw:id="id4" draw:layer="layout" svg:width="4.5cm" svg:height="2.5cm" svg:x="0.381cm" svg:y="1.919cm">
          <text:p text:style-name="P1"><text:span text:style-name="T1">软件工程</text:span></text:p>
        </draw:ellipse>
        <draw:connector draw:style-name="gr3" draw:text-style-name="P3" draw:layer="layout" draw:type="curve" svg:x1="6.381cm" svg:y1="10.919cm" svg:x2="7.881cm" svg:y2="6.919cm" draw:start-shape="id1" draw:start-glue-point="1" draw:end-shape="id2" draw:end-glue-point="3">
          <text:p/>
        </draw:connector>
        <draw:connector draw:style-name="gr3" draw:text-style-name="P3" draw:layer="layout" draw:type="curve" svg:x1="6.381cm" svg:y1="6.669cm" svg:x2="7.881cm" svg:y2="6.919cm" draw:start-shape="id3" draw:start-glue-point="1" draw:end-shape="id2" draw:end-glue-point="3">
          <text:p/>
        </draw:connector>
        <draw:connector draw:style-name="gr3" draw:text-style-name="P3" draw:layer="layout" draw:type="curve" svg:x1="4.881cm" svg:y1="3.169cm" svg:x2="10.131cm" svg:y2="4.919cm" draw:start-shape="id4" draw:start-glue-point="1" draw:end-shape="id2" draw:end-glue-point="0">
          <text:p/>
        </draw:connector>
        <draw:connector draw:style-name="gr3" draw:text-style-name="P3" draw:layer="layout" draw:type="curve" svg:x1="12.381cm" svg:y1="6.919cm" svg:x2="14.036cm" svg:y2="2.919cm" draw:start-shape="id2" draw:start-glue-point="1" draw:end-shape="id5" draw:end-glue-point="3">
          <text:p/>
        </draw:connector>
        <draw:connector draw:style-name="gr3" draw:text-style-name="P3" draw:layer="layout" draw:type="curve" svg:x1="10.131cm" svg:y1="8.919cm" svg:x2="14.381cm" svg:y2="11.169cm" draw:start-shape="id2" draw:start-glue-point="2" draw:end-shape="id6" draw:end-glue-point="3">
          <text:p/>
        </draw:connector>
        <draw:connector draw:style-name="gr3" draw:text-style-name="P3" draw:layer="layout" draw:type="curve" svg:x1="12.381cm" svg:y1="6.919cm" svg:x2="14.262cm" svg:y2="6.919cm" draw:start-shape="id2" draw:start-glue-point="1" draw:end-shape="id7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1cm" fo:page-height="14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1-25T17:24:52</meta:creation-date>
    <dc:date>2007-11-25T20:55:50</dc:date>
    <dc:language>en-US</dc:language>
    <meta:editing-cycles>5</meta:editing-cycles>
    <meta:editing-duration>PT31M59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